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Cambia Estado Plato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Este caso de uso permite al jefe de cocina modificar el estado del siguiente plato de la cola de platos no atendidos, o bien el estado de un plato cualquiera <text:s/>de la lista de platos en preparación.</text:p>
          </table:table-cell>
        </table:table-row>
        <table:table-row>
          <table:table-cell table:style-name="Contrato.A2" office:value-type="string">
            <text:p text:style-name="P1">Dependencias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Jefe de cocina.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list xml:id="list20448073" text:style-name="L1">
              <text:list-item>
                <text:p text:style-name="P2">Existe algún plato, en la cola de platos no atendidos o en la lista de platos en preparación.</text:p>
              </text:list-item>
            </text:list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list xml:id="list20447666" text:style-name="L2">
              <text:list-item>
                <text:p text:style-name="P3">Se cambió el estado de un plato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20435744" text:style-name="L3">
              <text:list-item>
                <text:p text:style-name="P4">El jefe de cocina selecciona el siguiente plato de la cola de platos no atendidos o bien uno de los platos la lista de platos en preparación.</text:p>
              </text:list-item>
              <text:list-item>
                <text:p text:style-name="P4">El sistema acciona un temporizador de cuenta regresiva.</text:p>
              </text:list-item>
              <text:list-item>
                <text:p text:style-name="P4">El temporizador expira:</text:p>
                <text:list>
                  <text:list-item>
                    <text:p text:style-name="P4">El jefe de cocina ha elegido un plato de la cola de platos no atendidos. Se mueve el plato seleccionado a la lista de platos en preparación y se cambia su estado a “en preparación”.</text:p>
                  </text:list-item>
                  <text:list-item>
                    <text:p text:style-name="P4">El jefe de cocina ha elegido un plato de la cola de platos en preparación. Se elimina el plato seleccionado de la lista de platos en preparación y se cambia su estado a “servido”.</text:p>
                  </text:list-item>
                </text:list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5"/>3.a El jefe de cocina cancela la acción antes de que el temporizador expire. Se cancela 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0T17:57:39.75</meta:creation-date>
    <meta:generator>OpenOffice.org/3.2$Win32 OpenOffice.org_project/320m12$Build-9483</meta:generator>
    <meta:editing-duration>PT04H58M34S</meta:editing-duration>
    <meta:editing-cycles>5</meta:editing-cycles>
    <dc:date>2010-04-11T00:55:46.25</dc:date>
    <meta:document-statistic meta:table-count="1" meta:image-count="0" meta:object-count="0" meta:page-count="1" meta:paragraph-count="21" meta:word-count="221" meta:character-count="1223"/>
  </office:meta>
</office:document-meta>
</file>